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2dbf" officeooo:paragraph-rsid="000d2d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s on Register file:</text:p>
      <text:p text:style-name="P1"/>
      <text:p text:style-name="P1">See Lecture 7 datapath. <text:s/>If you look t is an input register and for all the instructions it is either in 2:0, 9:11 that is rt. <text:s/>Rs is another input and it is in registers 11:9 or 8:6. <text:s/>Another input.</text:p>
      <text:p text:style-name="P1"/>
      <text:p text:style-name="P1">Rd is the output and it gets stored back in the register file. <text:s/>That is always 11:9. <text:s/></text:p>
      <text:p text:style-name="P1"/>
      <text:p text:style-name="P1">Rs or Rd can also be forced to be register 7 for some reas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1T11:43:09.858234986</meta:creation-date>
    <dc:date>2020-10-01T11:50:41.625088928</dc:date>
    <meta:editing-duration>PT7M32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75" meta:character-count="369" meta:non-whitespace-character-count="292"/>
  </office:meta>
</office:document-meta>
</file>